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paragraph-rsid="001c6f45"/>
    </style:style>
    <style:style style:name="P2" style:family="paragraph" style:parent-style-name="Standard">
      <style:text-properties style:font-name="Arial" officeooo:paragraph-rsid="001c6f45"/>
    </style:style>
    <style:style style:name="P3" style:family="paragraph" style:parent-style-name="Standard">
      <style:text-properties style:font-name="Arial" officeooo:rsid="001e6c3e" officeooo:paragraph-rsid="001e6c3e"/>
    </style:style>
    <style:style style:name="T1" style:family="text">
      <style:text-properties officeooo:rsid="001c6f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uskoviszidose:<text:line-break/><text:line-break/></text:span>Die Mukoviszidose (auch zystische Fibrose genannt) ist eine vererbte Erkrankung, bei der in verschiedenen Organen erhöhte Mengen sehr zähflüssiger Drüsensekrete gebildet werden. Dies führt zu Atemnot, chronischer Bronchitis und häufigen Lungenentzündungen sowie Verdauungsstörungen. Die Erkrankung ist auf einen Defekt des CFTR-Gens (Regulator der Transmembran-Leitfähigkeit bei zystischer Fibrose) zurückzuführen, es gibt über 2.000 verschiedene Mutationen dieses Gens. Es gibt derzeit keine Heilung für diese tödlich endende Erkrankung und die Lebenserwartung beträgt ungefähr 40 Jahre.</text:p>
      <text:p text:style-name="P1"/>
      <text:p text:style-name="P1">Das CFTR-Gen codiert für ein Chloridionen-Kanalprotein, das für den Transport von Chloridionen aus den Zellen und in das umgebende Fluid verantwortlich ist. Dieser Prozess hilft dabei, das Fluid um die Zellen dünn und wasserhaltig zu halten, was für die ordnungsgemäße Funktion vieler Organe wie Lungen, Bauchspeicheldrüse und Darm wichtig ist. Bei Menschen mit Mukoviszidose führen Mutationen im CFTR-Gen zu einem defekten Chloridionen-Kanalprotein, das nicht in der Lage ist, Chloridionen ordnungsgemäß zu transportieren. Dies führt zur Ansammlung von dickflüssigem Schleim in den Lungen, der Bauchspeicheldrüse und anderen Organen. Dieser dicke Schleim verstopft die Atemwege und Gänge, was das Atmen erschwert, und bietet auch eine ideale Umgebung für Bakterien. Der dicke Schleim beeinträchtigt auch die normale Funktion der Bauchspeicheldrüse, was zu Unterernährung und schlechtem Wachstum führt. </text:p>
      <text:p text:style-name="P1"/>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6T12:13:29.644000000</dc:date>
    <meta:editing-duration>PT3M50S</meta:editing-duration>
    <meta:editing-cycles>6</meta:editing-cycles>
    <meta:generator>LibreOffice/7.1.0.3$Windows_X86_64 LibreOffice_project/f6099ecf3d29644b5008cc8f48f42f4a40986e4c</meta:generator>
    <meta:document-statistic meta:table-count="0" meta:image-count="0" meta:object-count="0" meta:page-count="1" meta:paragraph-count="2" meta:word-count="198" meta:character-count="1508" meta:non-whitespace-character-count="1310"/>
  </office:meta>
</office:document-meta>
</file>